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2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bold" officeooo:rsid="00105cec" style:font-size-asian="10pt" style:font-weight-asian="bold" style:font-size-complex="10pt" style:font-weight-complex="bold"/>
    </style:style>
    <style:style style:name="T5" style:family="text">
      <style:text-properties fo:color="#000000" officeooo:rsid="00105cec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105cec" style:font-weight-asian="bold" style:font-weight-complex="bold"/>
    </style:style>
    <style:style style:name="T8" style:family="text">
      <style:text-properties fo:color="#000000" fo:font-weight="normal" officeooo:rsid="00105cec" style:font-weight-asian="normal" style:font-weight-complex="normal"/>
    </style:style>
    <style:style style:name="T9" style:family="text">
      <style:text-properties fo:color="#0000cd" officeooo:rsid="0006689b"/>
    </style:style>
    <style:style style:name="T10" style:family="text">
      <style:text-properties fo:color="#0000cd" fo:font-weight="bold" officeooo:rsid="011657e3" style:font-weight-asian="bold" style:font-weight-complex="bold"/>
    </style:style>
    <style:style style:name="T11" style:family="text">
      <style:text-properties fo:color="#0000cd" fo:font-weight="bold" officeooo:rsid="000a7dcf" style:font-weight-asian="bold" style:font-weight-complex="bold"/>
    </style:style>
    <style:style style:name="T12" style:family="text">
      <style:text-properties fo:color="#0000cd" fo:font-weight="bold" officeooo:rsid="00105cec" style:font-weight-asian="bold" style:font-weight-complex="bold"/>
    </style:style>
    <style:style style:name="T13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14" style:family="text">
      <style:text-properties officeooo:rsid="00095487"/>
    </style:style>
    <style:style style:name="T15" style:family="text">
      <style:text-properties officeooo:rsid="000996e3"/>
    </style:style>
    <style:style style:name="T16" style:family="text">
      <style:text-properties officeooo:rsid="000a7dcf"/>
    </style:style>
    <style:style style:name="T17" style:family="text">
      <style:text-properties officeooo:rsid="011657e3"/>
    </style:style>
    <style:style style:name="T18" style:family="text">
      <style:text-properties officeooo:rsid="0116c58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bf337" style:font-weight-asian="bold" style:font-weight-complex="bold"/>
    </style:style>
    <style:style style:name="T21" style:family="text">
      <style:text-properties officeooo:rsid="000af775"/>
    </style:style>
    <style:style style:name="T22" style:family="text">
      <style:text-properties officeooo:rsid="000bf337"/>
    </style:style>
    <style:style style:name="T23" style:family="text">
      <style:text-properties style:text-underline-style="none"/>
    </style:style>
    <style:style style:name="T24" style:family="text">
      <style:text-properties fo:color="#800080"/>
    </style:style>
    <style:style style:name="T25" style:family="text">
      <style:text-properties officeooo:rsid="0119a25b"/>
    </style:style>
    <style:style style:name="T26" style:family="text">
      <style:text-properties officeooo:rsid="01949add"/>
    </style:style>
    <style:style style:name="T27" style:family="text">
      <style:text-properties officeooo:rsid="00105c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++ classess</text:p>
      <text:p text:style-name="P1"/>
      <text:p text:style-name="P2">-<text:span text:style-name="T1">&gt; class declaration</text:span></text:p>
      <text:p text:style-name="P17"><text:tab/>class Class_Name</text:p>
      <text:p text:style-name="P17"><text:tab/>{</text:p>
      <text:p text:style-name="P17"><text:tab/><text:span text:style-name="T21">private:</text:span></text:p>
      <text:p text:style-name="P17"><text:tab/><text:tab/>// declaration(s);</text:p>
      <text:p text:style-name="P17"><text:tab/><text:span text:style-name="T21">public:</text:span></text:p>
      <text:p text:style-name="P18"><text:tab/><text:tab/>// declaration(s);</text:p>
      <text:p text:style-name="P17"><text:tab/>};</text:p>
      <text:p text:style-name="P13">-<text:span text:style-name="T1">&gt; calling an attribute of the object</text:span></text:p>
      <text:p text:style-name="P7"><text:tab/><text:span text:style-name="T9">object.attribute;</text:span></text:p>
      <text:p text:style-name="P13">-<text:span text:style-name="T1">&gt; calling a method</text:span></text:p>
      <text:p text:style-name="P7"><text:tab/><text:span text:style-name="T9">object.method();</text:span></text:p>
      <text:p text:style-name="P13">-<text:span text:style-name="T14">&gt; pointer to an object</text:span></text:p>
      <text:p text:style-name="P7"><text:tab/><text:span text:style-name="T14">MyClass *new_object = new MyClass();</text:span></text:p>
      <text:p text:style-name="P13">-<text:span text:style-name="T15">&gt; dereference pointer:</text:span></text:p>
      <text:p text:style-name="P7"><text:tab/><text:span text:style-name="T15">a) (*new_object).method()</text:span></text:p>
      <text:p text:style-name="P8"><text:tab/><text:span text:style-name="T15">b) new_object-&gt;method()</text:span></text:p>
      <text:p text:style-name="P14">-<text:span text:style-name="T16">&gt; class member access modifiers:</text:span></text:p>
      <text:p text:style-name="P9"><text:tab/><text:span text:style-name="T16">a) </text:span><text:span text:style-name="T11">public</text:span><text:span text:style-name="T16"> </text:span><text:span text:style-name="T17">– accessible everywhere</text:span></text:p>
      <text:p text:style-name="P9"><text:tab/><text:span text:style-name="T16">b) </text:span><text:span text:style-name="T10">private</text:span><text:span text:style-name="T17"> – accessible only by members or friends of the class, </text:span><text:span text:style-name="T18">by <text:tab/><text:tab/><text:tab/>default all attributes and methods are private if not otherwise <text:tab/><text:tab/><text:tab/>specified</text:span></text:p>
      <text:p text:style-name="P9"><text:tab/><text:span text:style-name="T16">c) </text:span><text:span text:style-name="T10">protected</text:span><text:span text:style-name="T17"> – used with inheritance – we’ll talk about it in the next <text:tab/>section</text:span></text:p>
      <text:p text:style-name="P15">-<text:span text:style-name="T22">&gt; separate specification from implementation</text:span></text:p>
      <text:p text:style-name="P9"><text:tab/><text:span text:style-name="T22">a) specification in header file - .</text:span><text:span text:style-name="T20">h</text:span></text:p>
      <text:p text:style-name="P9"><text:tab/><text:span text:style-name="T22">b) implementation in separate file - </text:span><text:span text:style-name="T20">.cpp</text:span></text:p>
      <text:p text:style-name="P9"/>
      <text:p text:style-name="P10"><text:span text:style-name="T19">Account.h</text:span> </text:p>
      <text:p text:style-name="P10"/>
      <text:p text:style-name="P4">#ifndef _<text:span text:style-name="T23">ACCOUNT_H_</text:span></text:p>
      <text:p text:style-name="P6">#define _ACCOUNT_H_</text:p>
      <text:p text:style-name="P10"/>
      <text:p text:style-name="P19">class Account {</text:p>
      <text:p text:style-name="P19">private:</text:p>
      <text:p text:style-name="P19"><text:tab/>double balance;</text:p>
      <text:p text:style-name="P19">public:</text:p>
      <text:p text:style-name="P12"><text:span text:style-name="T24"><text:tab/>void set_balance(double bal);<text:tab/></text:span><text:tab/>// <text:span text:style-name="T25">function prototype</text:span></text:p>
      <text:p text:style-name="P12"><text:span text:style-name="T24"><text:tab/>double get_balance();<text:tab/></text:span><text:tab/><text:tab/>// <text:span text:style-name="T25">function prototype</text:span></text:p>
      <text:p text:style-name="P19">};</text:p>
      <text:p text:style-name="P19"/>
      <text:p text:style-name="P4">#endif</text:p>
      <text:p text:style-name="P19"/>
      <text:p text:style-name="P16">Account.cpp</text:p>
      <text:p text:style-name="P11"/>
      <text:p text:style-name="P5">#include “Account.h”</text:p>
      <text:p text:style-name="P11"/>
      <text:p text:style-name="P20">void <text:span text:style-name="T26">Account::</text:span>set_balance(double bal) {</text:p>
      <text:p text:style-name="P20"><text:tab/>balance = bal;</text:p>
      <text:p text:style-name="P20">}</text:p>
      <text:p text:style-name="P20"><text:tab/></text:p>
      <text:p text:style-name="P20">double <text:span text:style-name="T26">Account::</text:span>get_balance() {</text:p>
      <text:p text:style-name="P20"><text:tab/>return balance;</text:p>
      <text:p text:style-name="P20">}</text:p>
      <text:p text:style-name="P16"><text:soft-page-break/>Main.cpp</text:p>
      <text:p text:style-name="P21">#include &lt;iostream&gt;</text:p>
      <text:p text:style-name="P5">#include “Account.h”</text:p>
      <text:p text:style-name="P11"/>
      <text:p text:style-name="P21">int main() {</text:p>
      <text:p text:style-name="P21"><text:tab/>Account frank_account;</text:p>
      <text:p text:style-name="P21"><text:tab/>frank_account.set_balance(1000.00);</text:p>
      <text:p text:style-name="P21"><text:tab/>double bal = frank_account.get_balance();</text:p>
      <text:p text:style-name="P21"/>
      <text:p text:style-name="P21"><text:tab/>std::cout &lt;&lt; bal &lt;&lt; std::endl;</text:p>
      <text:p text:style-name="P21"><text:tab/>return 0;</text:p>
      <text:p text:style-name="P21">}</text:p>
      <text:p text:style-name="P21"/>
      <text:p text:style-name="P23"><text:span text:style-name="T2">-</text:span><text:span text:style-name="T5">&gt;</text:span><text:span text:style-name="T27"> </text:span><text:span text:style-name="T5">using Makefile to link files</text:span></text:p>
      <text:p text:style-name="P21"><text:span text:style-name="T5"/></text:p>
      <text:p text:style-name="P22"><text:span text:style-name="T27"># </text:span>file named - <text:span text:style-name="T19">Makefile</text:span></text:p>
      <text:p text:style-name="P21"><text:span text:style-name="T27"># declare the variable</text:span></text:p>
      <text:p text:style-name="P21"><text:span text:style-name="T27">CC=g++</text:span></text:p>
      <text:p text:style-name="P21"/>
      <text:p text:style-name="P21"><text:span text:style-name="T27">CFLAGS=-c -Wall</text:span></text:p>
      <text:p text:style-name="P21"/>
      <text:p text:style-name="P21"><text:span text:style-name="T27">all: file</text:span></text:p>
      <text:p text:style-name="P21"/>
      <text:p text:style-name="P21"><text:span text:style-name="T27">file: main.o Account.o</text:span></text:p>
      <text:p text:style-name="P21"><text:span text:style-name="T27"><text:tab/>$(CC) main.o Account.o -o exec</text:span></text:p>
      <text:p text:style-name="P21"/>
      <text:p text:style-name="P21"><text:span text:style-name="T27">main.o: main.cpp</text:span></text:p>
      <text:p text:style-name="P21"><text:span text:style-name="T27"><text:tab/>$(CC) $(CFLAGS) main.cpp</text:span></text:p>
      <text:p text:style-name="P21"/>
      <text:p text:style-name="P21"><text:span text:style-name="T27">Account.o: Account.cpp</text:span></text:p>
      <text:p text:style-name="P21"><text:span text:style-name="T27"><text:tab/>$(CC) $(CFLAGS) Account.cpp</text:span></text:p>
      <text:p text:style-name="P21"/>
      <text:p text:style-name="P21"><text:span text:style-name="T27"># cleaning action</text:span></text:p>
      <text:p text:style-name="P21"><text:span text:style-name="T27">clean:</text:span></text:p>
      <text:p text:style-name="P21"><text:span text:style-name="T27"><text:tab/>rm -rf *o exec</text:span></text:p>
      <text:p text:style-name="P21"><text:span text:style-name="T5"/></text:p>
      <text:p text:style-name="P23"><text:span text:style-name="T5">-&gt; running Makefile from terminal</text:span></text:p>
      <text:p text:style-name="P21"><text:span text:style-name="T5"><text:tab/>a) </text:span><text:span text:style-name="T12">make (all)</text:span><text:span text:style-name="T5"> # compile everything</text:span></text:p>
      <text:p text:style-name="P24"><text:span text:style-name="T3"><text:tab/>b) </text:span><text:span text:style-name="T13">make clean</text:span><text:span text:style-name="T3"> # cleaning ac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07-04T21:19:31.225605165</dc:date>
    <meta:editing-duration>PT22M8S</meta:editing-duration>
    <meta:editing-cycles>12</meta:editing-cycles>
    <meta:generator>LibreOffice/6.4.3.2$Linux_X86_64 LibreOffice_project/40$Build-2</meta:generator>
    <meta:document-statistic meta:table-count="0" meta:image-count="0" meta:object-count="0" meta:page-count="2" meta:paragraph-count="73" meta:word-count="237" meta:character-count="1680" meta:non-whitespace-character-count="1464"/>
  </office:meta>
</office:document-meta>
</file>